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569" officeooo:paragraph-rsid="000bb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t delete meeeee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56:26.017908492</meta:creation-date>
    <dc:date>2018-09-17T13:57:20.286397062</dc:date>
    <meta:editing-duration>PT55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6.0.3.2$Linux_X86_64 LibreOffice_project/00m0$Build-2</meta:generator>
  </office:meta>
</office:document-meta>
</file>